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619a" officeooo:paragraph-rsid="0012619a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2pt" officeooo:rsid="0012619a" officeooo:paragraph-rsid="0012619a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color="#c9211e" loext:opacity="100%" fo:font-size="13pt" officeooo:rsid="0012619a" officeooo:paragraph-rsid="0012619a" style:font-size-asian="11.3500003814697pt" style:font-size-complex="13pt"/>
    </style:style>
    <style:style style:name="P4" style:family="paragraph" style:parent-style-name="Standard">
      <style:text-properties fo:color="#c9211e" loext:opacity="100%" officeooo:rsid="0012619a" officeooo:paragraph-rsid="0012619a"/>
    </style:style>
    <style:style style:name="P5" style:family="paragraph" style:parent-style-name="Standard">
      <style:text-properties fo:color="#c9211e" loext:opacity="100%" officeooo:rsid="00141aec" officeooo:paragraph-rsid="00141aec"/>
    </style:style>
    <style:style style:name="P6" style:family="paragraph" style:parent-style-name="Standard">
      <style:text-properties officeooo:rsid="00141aec" officeooo:paragraph-rsid="00141aec"/>
    </style:style>
    <style:style style:name="P7" style:family="paragraph" style:parent-style-name="Standard">
      <style:text-properties officeooo:rsid="0015d285" officeooo:paragraph-rsid="0015d285"/>
    </style:style>
    <style:style style:name="T1" style:family="text">
      <style:text-properties officeooo:rsid="00141aec"/>
    </style:style>
    <style:style style:name="T2" style:family="text">
      <style:text-properties officeooo:rsid="001750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<text:span text:style-name="T2">MPTE</text:span>_RENDU</text:p>
      <text:p text:style-name="P3">BDD : </text:p>
      <text:p text:style-name="P1">Nom de la table : magasin_manga</text:p>
      <text:p text:style-name="P1"><text:tab/>*Vérifier le .env *</text:p>
      <text:p text:style-name="P1"/>
      <text:p text:style-name="P4">SITE :</text:p>
      <text:p text:style-name="P4"/>
      <text:p text:style-name="P1">Connexion Administrateur du site : </text:p>
      <text:p text:style-name="P1">ID : <text:a xlink:type="simple" xlink:href="mailto:jamesraoul97400@gmail.com" text:style-name="Internet_20_link" text:visited-style-name="Visited_20_Internet_20_Link">jamesraoul97400@gmail.com</text:a><text:tab/></text:p>
      <text:p text:style-name="P1">Mdp : test123</text:p>
      <text:p text:style-name="P1"/>
      <text:p text:style-name="P4">SCHEMA : </text:p>
      <text:p text:style-name="P4"/>
      <text:p text:style-name="P1">Pour voir le schéma UML ( qui porte l’extension .drawio), il faut aller sur le site : <text:a xlink:type="simple" xlink:href="https://app.diagrams.net/" text:style-name="Internet_20_link" text:visited-style-name="Visited_20_Internet_20_Link">https://app.diagrams.net/</text:a></text:p>
      <text:p text:style-name="P1">et  ‘’ouvrir un fichier existant ‘’</text:p>
      <text:p text:style-name="P1"/>
      <text:p text:style-name="P5">VISUEL DESIGN : </text:p>
      <text:p text:style-name="P6">Aucune remarque.</text:p>
      <text:p text:style-name="P1"/>
      <text:p text:style-name="P4">CONSTAT :</text:p>
      <text:p text:style-name="P1"/>
      <text:p text:style-name="P1">J’ai voulu faire se premier projet seul et en respectant les conditions demandées(ne pas travailler sur le projet pendant le temps libre), pour jauger mon propre niveau. Je me suis heurté à quelques obstacles, notamment celui du TEMPS. Je n’ai pas pu rendre le projet que je visualisé, mais j’ai déjà quelques idées d’amélioration que j’effectuerai <text:span text:style-name="T1">cette fois-ci </text:span><text:s/>sur mon temps libre.</text:p>
      <text:p text:style-name="P1"/>
      <text:p text:style-name="P7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1T13:47:24.662000000</dc:date>
    <meta:editing-duration>PT9M33S</meta:editing-duration>
    <meta:editing-cycles>4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15" meta:word-count="121" meta:character-count="734" meta:non-whitespace-character-count="620"/>
  </office:meta>
</office:document-meta>
</file>